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1.278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893cm" fo:min-width="1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8cm" svg:height="1.143cm" svg:x="4.445cm" svg:y="0.254cm">
          <text:p text:style-name="P1">Enc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78cm" svg:height="1.143cm" svg:x="10.16cm" svg:y="0.254cm">
          <text:p text:style-name="P1">Dec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78cm" svg:height="1.143cm" svg:x="0.508cm" svg:y="0.2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1.778cm" svg:height="1.143cm" svg:x="14.097cm" svg:y="0.254cm">
          <text:p text:style-name="P3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.778cm" svg:height="1.143cm" svg:x="7.366cm" svg:y="2.54cm">
          <text:p text:style-name="P3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.286cm" svg:y1="0.825cm" svg:x2="4.445cm" svg:y2="0.825cm" draw:start-shape="id1" draw:start-glue-point="1" draw:end-shape="id2" svg:d="M2286 825h2159" svg:viewBox="0 0 2160 1">
          <text:p text:style-name="P1"><text:span text:style-name="T2">m</text:span></text:p>
          <text:p text:style-name="P1"/>
        </draw:connector>
        <draw:connector draw:style-name="gr3" draw:text-style-name="P2" draw:layer="layout" svg:x1="6.223cm" svg:y1="0.825cm" svg:x2="10.16cm" svg:y2="0.825cm" draw:start-shape="id2" draw:start-glue-point="1" draw:end-shape="id3" svg:d="M6223 825h3937" svg:viewBox="0 0 3938 1">
          <text:p text:style-name="P1"><text:span text:style-name="T2">c</text:span></text:p>
          <text:p text:style-name="P1"/>
        </draw:connector>
        <draw:connector draw:style-name="gr4" draw:text-style-name="P2" draw:layer="layout" svg:x1="6.223cm" svg:y1="0.825cm" svg:x2="8.255cm" svg:y2="2.54cm" draw:start-shape="id2" draw:start-glue-point="1" draw:end-shape="id4" draw:end-glue-point="0" svg:d="M6223 825h2032v1715" svg:viewBox="0 0 2033 1716">
          <text:p/>
        </draw:connector>
        <draw:connector draw:style-name="gr3" draw:text-style-name="P2" draw:layer="layout" svg:x1="12.319cm" svg:y1="0.952cm" svg:x2="14.478cm" svg:y2="0.952cm" draw:start-shape="id3" draw:start-glue-point="1" draw:end-shape="id5" draw:end-glue-point="3" svg:d="M12319 952h2159" svg:viewBox="0 0 2160 1">
          <text:p text:style-name="P1"><text:span text:style-name="T2">m</text:span></text:p>
          <text:p text:style-name="P1"/>
        </draw:connector>
        <draw:custom-shape draw:style-name="gr2" draw:text-style-name="P6" xml:id="id6" draw:id="id6" draw:layer="layout" svg:width="1.778cm" svg:height="1.143cm" svg:x="4.445cm" svg:y="2.54cm">
          <text:p text:style-name="P5"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7" draw:id="id7" draw:layer="layout" svg:width="1.778cm" svg:height="1.143cm" svg:x="10.16cm" svg:y="2.54cm">
          <text:p text:style-name="P5"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334cm" svg:y1="2.54cm" svg:x2="5.334cm" svg:y2="1.397cm" draw:start-shape="id6" draw:start-glue-point="0" draw:end-shape="id2" draw:end-glue-point="2" svg:d="M5334 2540v-1143" svg:viewBox="0 0 1 1144">
          <text:p/>
        </draw:connector>
        <draw:connector draw:style-name="gr4" draw:text-style-name="P2" draw:layer="layout" svg:x1="11.43cm" svg:y1="2.667cm" svg:x2="11.43cm" svg:y2="1.524cm" draw:start-shape="id7" draw:start-glue-point="0" draw:end-shape="id3" draw:end-glue-point="2" svg:d="M11430 2667v-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bottom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02:01.136482363</meta:creation-date>
    <dc:date>2017-01-05T11:15:13.868613142</dc:date>
    <meta:editing-duration>PT13M11S</meta:editing-duration>
    <meta:editing-cycles>3</meta:editing-cycles>
    <meta:generator>LibreOffice/5.1.4.2$Linux_X86_64 LibreOffice_project/10m0$Build-2</meta:generator>
    <meta:document-statistic meta:object-count="13"/>
  </office:meta>
</office:document-meta>
</file>